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StubbedCallInAnswerTest.prevents_stack_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itoStubbedCallInAnswerTest.return_type_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toStubbedCallInAnswerTest.stubbing_the_right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itoStubbedCallInAnswerTest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StubbedCallInAnswerTest.overriding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